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font-size="72pt"/>
    </style:style>
    <style:style style:name="T1" style:family="text">
      <style:text-properties fo:font-size="12pt"/>
    </style:style>
    <style:style style:name="T2" style:family="text">
      <style:text-properties fo:font-size="7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Commands" draw:style-name="dp1" draw:master-page-name="Default">
        <draw:frame draw:style-name="gr1" draw:text-style-name="P2" draw:layer="layout" svg:width="13.147cm" svg:height="2.147cm" svg:x="1.182cm" svg:y="2.674cm">
          <draw:text-box>
            <text:p text:style-name="P1"><text:span text:style-name="T1">${Remove type:”page”, now:false}</text:span></text:p>
            <text:p text:style-name="P1"><text:span text:style-name="T1">${Push key:”sum”, value:0}</text:span></text:p>
            <text:p text:style-name="P1"><text:span text:style-name="T1">${Clone name:”PageA”, newName:”CloneA”}</text:span></text:p>
            <text:p text:style-name="P1"><text:span text:style-name="T1">${Clone name:”PageB”, newName:”CloneB”, insertBefore:”PageD”}</text:span></text:p>
          </draw:text-box>
        </draw:frame>
      </draw:page>
      <draw:page draw:name="PageA" draw:style-name="dp1" draw:master-page-name="Default">
        <draw:frame draw:style-name="gr1" draw:text-style-name="P3" draw:layer="layout" svg:width="5.582cm" svg:height="3.088cm" svg:x="8cm" svg:y="9.25cm">
          <draw:text-box>
            <text:p><text:span text:style-name="T2">AAA</text:span></text:p>
          </draw:text-box>
        </draw:frame>
        <draw:frame draw:style-name="gr1" draw:text-style-name="P2" draw:layer="layout" svg:width="6.581cm" svg:height="1.199cm" svg:x="3.187cm" svg:y="12.103cm">
          <draw:text-box>
            <text:p text:style-name="P1"><text:span text:style-name="T1">${Calc $a:”sum”, b:2, key:”sum”}</text:span></text:p>
            <text:p text:style-name="P1"><text:span text:style-name="T1">${$sum}</text:span></text:p>
          </draw:text-box>
        </draw:frame>
      </draw:page>
      <draw:page draw:name="PageB" draw:style-name="dp1" draw:master-page-name="Default">
        <draw:frame draw:style-name="gr1" draw:text-style-name="P3" draw:layer="layout" svg:width="5.582cm" svg:height="3.088cm" svg:x="8.001cm" svg:y="9.25cm">
          <draw:text-box>
            <text:p><text:span text:style-name="T2">BBB</text:span></text:p>
          </draw:text-box>
        </draw:frame>
        <draw:frame draw:style-name="gr1" draw:text-style-name="P2" draw:layer="layout" svg:width="6.581cm" svg:height="1.199cm" svg:x="3.188cm" svg:y="12.104cm">
          <draw:text-box>
            <text:p text:style-name="P1"><text:span text:style-name="T1">${Calc $a:”sum”, b:8, key:”sum”}</text:span></text:p>
            <text:p text:style-name="P1"><text:span text:style-name="T1">${$sum}</text:span></text:p>
          </draw:text-box>
        </draw:frame>
      </draw:page>
      <draw:page draw:name="PageC" draw:style-name="dp1" draw:master-page-name="Default">
        <draw:frame draw:style-name="gr1" draw:text-style-name="P3" draw:layer="layout" svg:width="6.001cm" svg:height="3.088cm" svg:x="8.001cm" svg:y="9.25cm">
          <draw:text-box>
            <text:p><text:span text:style-name="T2">CCC</text:span></text:p>
          </draw:text-box>
        </draw:frame>
        <draw:frame draw:style-name="gr1" draw:text-style-name="P2" draw:layer="layout" svg:width="6.818cm" svg:height="1.199cm" svg:x="3.188cm" svg:y="12.104cm">
          <draw:text-box>
            <text:p text:style-name="P1"><text:span text:style-name="T1">${Calc $a:”sum”, b:32, key:”sum”}</text:span></text:p>
            <text:p text:style-name="P1"><text:span text:style-name="T1">${$sum}</text:span></text:p>
          </draw:text-box>
        </draw:frame>
      </draw:page>
      <draw:page draw:name="PageD" draw:style-name="dp1" draw:master-page-name="Default">
        <draw:frame draw:style-name="gr1" draw:text-style-name="P3" draw:layer="layout" svg:width="6.001cm" svg:height="3.088cm" svg:x="8.002cm" svg:y="9.25cm">
          <draw:text-box>
            <text:p><text:span text:style-name="T2">DDD</text:span></text:p>
          </draw:text-box>
        </draw:frame>
        <draw:frame draw:style-name="gr1" draw:text-style-name="P2" draw:layer="layout" svg:width="7.055cm" svg:height="1.199cm" svg:x="3.188cm" svg:y="12.105cm">
          <draw:text-box>
            <text:p text:style-name="P1"><text:span text:style-name="T1">${Calc $a:”sum”, b:128, key:”sum”}</text:span></text:p>
            <text:p text:style-name="P1"><text:span text:style-name="T1">${$sum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6:50:35.361000000</meta:creation-date>
    <dc:date>2025-04-04T17:50:40.559000000</dc:date>
    <meta:editing-duration>PT49M54S</meta:editing-duration>
    <meta:editing-cycles>2</meta:editing-cycles>
    <meta:generator>LibreOffice/7.6.2.1$Windows_X86_64 LibreOffice_project/56f7684011345957bbf33a7ee678afaf4d2ba333</meta:generator>
    <meta:document-statistic meta:object-count="9"/>
  </office:meta>
</office:document-meta>
</file>